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5824" officeooo:paragraph-rsid="00055824" style:font-weight-asian="bold" style:font-weight-complex="bold"/>
    </style:style>
    <style:style style:name="P2" style:family="paragraph" style:parent-style-name="Standard">
      <style:text-properties fo:font-weight="bold" officeooo:rsid="0006e644" officeooo:paragraph-rsid="0006e644" style:font-weight-asian="bold" style:font-weight-complex="bold"/>
    </style:style>
    <style:style style:name="P3" style:family="paragraph" style:parent-style-name="Standard">
      <style:text-properties fo:font-weight="normal" officeooo:rsid="0006e644" officeooo:paragraph-rsid="0006e64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1"/>Map_Reduce Assignment </text:p>
      <text:p text:style-name="P1"/>
      <text:p text:style-name="P1"/>
      <text:p text:style-name="P2">Display all year wise value and its addition</text:p>
      <text:p text:style-name="P1"/>
      <text:p text:style-name="P3">db.target_records.mapReduce(</text:p>
      <text:p text:style-name="P3"/>
      <text:p text:style-name="P3"><text:s text:c="5"/>function(){</text:p>
      <text:p text:style-name="P3"><text:s text:c="6"/>emit({target_value:this.target_value,actual_value:this.actual_value},{target_id:this.created_by_id,Deviation: this.target_value - this.actual_value});},</text:p>
      <text:p text:style-name="P3"><text:s text:c="5"/>function(key,values){</text:p>
      <text:p text:style-name="P3"><text:s text:c="5"/>return this.created_by_id</text:p>
      <text:p text:style-name="P3"><text:s text:c="5"/>},</text:p>
      <text:p text:style-name="P3"/>
      <text:p text:style-name="P3"><text:s text:c="4"/>{</text:p>
      <text:p text:style-name="P3"><text:s text:c="7"/>query:{$or:[{timeline: 2010},{timeline: 2011},{timeline: 2012},{timeline: 2013},{timeline: 2014},{timeline: 2015},{timeline: 2016},{timeline: 2017},{timeline: 2018},{timeline: 2019},{timeline: 2020}]},</text:p>
      <text:p text:style-name="P3"><text:s text:c="7"/>out:"result"</text:p>
      <text:p text:style-name="P3"><text:s text:c="4"/>}</text:p>
      <text:p text:style-name="P3"/>
      <text:p text:style-name="P3"><text:s text:c="4"/>).find().pretty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7:30:33.653195365</meta:creation-date>
    <dc:date>2019-07-18T17:32:32.116583257</dc:date>
    <meta:editing-duration>PT1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36" meta:character-count="640" meta:non-whitespace-character-count="513"/>
  </office:meta>
</office:document-meta>
</file>